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cc1d" officeooo:paragraph-rsid="0002cc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 gente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22:09:55.868000000</meta:creation-date>
    <dc:date>2023-11-06T22:10:23.534000000</dc:date>
    <meta:editing-duration>PT30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7.6.2.1$Windows_X86_64 LibreOffice_project/56f7684011345957bbf33a7ee678afaf4d2ba333</meta:generator>
  </office:meta>
</office:document-meta>
</file>